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" style:family="table-cell" style:parent-style-name="Default" style:data-style-name="N100">
      <style:table-cell-properties fo:background-color="#00ffff"/>
    </style:style>
    <style:style style:name="ce12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1">00.00.0000</text:date>, <text:time style:data-style-name="N2" text:time-value="12:19:14.74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7-01T12:20:54.281000000</dc:date>
    <meta:editing-duration>P3DT3H52M8S</meta:editing-duration>
    <meta:editing-cycles>1252</meta:editing-cycles>
    <meta:document-statistic meta:table-count="2" meta:cell-count="5679" meta:object-count="0"/>
  </office:meta>
</office:document-meta>
</file>